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Times, 'Times New Roman', serif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404040" fo:letter-spacing="normal" loext:padding="0in" loext:border="none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normal" officeooo:rsid="001365ca" officeooo:paragraph-rsid="001365ca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1365ca" officeooo:paragraph-rsid="001365ca"/>
    </style:style>
    <style:style style:name="T1" style:family="text">
      <style:text-properties style:font-name="Georgia" fo:font-size="12pt" fo:font-style="normal" fo:font-weight="normal"/>
    </style:style>
    <style:style style:name="T2" style:family="text">
      <style:text-properties style:font-name="Georgia" fo:font-size="12pt" fo:font-style="normal" fo:font-weight="normal" officeooo:rsid="001365ca"/>
    </style:style>
    <style:style style:name="T3" style:family="text">
      <style:text-properties fo:font-variant="normal" fo:text-transform="none" fo:color="#404040" style:font-name="Georgia" fo:font-size="12pt" fo:letter-spacing="normal" fo:font-style="normal" fo:font-weight="normal" loext:padding="0in" loext:border="none"/>
    </style:style>
    <style:style style:name="T4" style:family="text">
      <style:text-properties fo:color="#404040" style:font-name="Georgia" fo:font-size="12pt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nce upon a midnight dreary, while I pondered, weak and weary, Over many a quaint and curious volume of forgotten lore—While I nodded, nearly napping, </text:span><text:span text:style-name="T2">s</text:span><text:span text:style-name="T1">uddenly there came a tapping, As of some one gently rapping, rapping at my chamber door. </text:span>“’<text:span text:style-name="T1">Tis some visitor,” I muttered, “tapping at my chamber door— </text:span></text:p>
      <text:p text:style-name="P3"><text:span text:style-name="T3">Only this and nothing more.”</text:span></text:p>
      <text:p text:style-name="P3"><text:span text:style-name="T3"/></text:p>
      <text:p text:style-name="P4"><text:span text:style-name="T3">Once upon a midnight dreary, while I pondered, weak and weary, Over many a quaint and curious volume of forgotten lore. While I nodded, nearly napping, suddenly there came a tapping, As of some one gently rapping, rapping at my chamber door. <text:s/>Tis some visitor, I muttered, tapping at my chamber door. Only this and nothing more.</text:span></text:p>
      <text:p text:style-name="P4"><text:span text:style-name="T3"/></text:p>
      <text:p text:style-name="P2"><text:span text:style-name="T4">np idyi e  w,ryu culorerhIdnyp et  p,ometagp ymd   tIt,pa boOtaogeenihe eoeenaOmainr m o .lndannulea iA  gyp itceoToirmrtn hrrlidhm  dtaw ndadrva ndiveftl eo,ragdyrmtnssoe irn hrrims,ueagma .ys ioOuan rhId,k yenqt oo otoW d lp,d eeag onnrnagma .sei tdp ymd   nnrcomgr,lprwae   aausufgnei ee isnhcap fe lp,pa bo svo e itceonhnt .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Times, 'Times New Roman', serif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05:29:27.305572087</meta:creation-date>
    <dc:date>2017-03-16T05:40:30.821606231</dc:date>
    <meta:editing-duration>PT53S</meta:editing-duration>
    <meta:editing-cycles>1</meta:editing-cycles>
    <meta:document-statistic meta:table-count="0" meta:image-count="0" meta:object-count="0" meta:page-count="1" meta:paragraph-count="4" meta:word-count="162" meta:character-count="987" meta:non-whitespace-character-count="818"/>
    <meta:generator>LibreOffice/5.1.6.2$Linux_X86_64 LibreOffice_project/10m0$Build-2</meta:generator>
  </office:meta>
</office:document-meta>
</file>